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2.24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154.2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iclo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Modalida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ministración y Finanzas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ministración y Finanzas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ercio Internacional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ercio Internacional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ducación Infantil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ducación Infantil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keting y Publicidad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keting y Publicidad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nsporte y logística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nsporte y logística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ón de Ventas y Espacios Comerciales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ón de Ventas y Espacios Comerciales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idades Comerciales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idades Comerciales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ención a Personas en Situación de Dependencia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ención a Personas en Situación de Dependencia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ministración y Finanzas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ministración y Finanzas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ercio Internacional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ercio Internacional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ducación Infantil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ducación Infantil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keting y Publicidad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keting y Publicidad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nsporte y logística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nsporte y logística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ón de Ventas y Espacios Comerciales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ón de Ventas y Espacios Comerciales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idades Comerciales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idades Comerciales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ención a Personas en Situación de Dependencia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ención a Personas en Situación de Dependencia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gración Social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gración Social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Onl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ministración y Finanzas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Semi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ministración y Finanzas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Semi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ercio Internacional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Semi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ercio Internacional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Semi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keting y Publicidad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Semi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keting y Publicidad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Semi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nsporte y logística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Semi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nsporte y logística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Semi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idades Comerciales</text:p>
          </table:table-cell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Capitol Semipresenci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idades Comerciales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Capitol Semipresencial</text:p>
          </table:table-cell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5" meta:object-count="0"/>
    <meta:generator>LibreOfficeDev/6.0.5.2$Linux_X86_64 LibreOffice_project/</meta:generator>
  </office:meta>
</office:document-meta>
</file>